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09986e" officeooo:paragraph-rsid="0009986e" fo:background-color="#ffff9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35236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acdf2" fo:background-color="#fffff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f4eb4" fo:background-color="#ffffff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6e3e97" fo:background-color="#ffffff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21c0" officeooo:paragraph-rsid="003921c0" fo:background-color="#ffffff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2171b" fo:background-color="#ffffff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size="16pt" fo:font-style="normal" style:text-underline-style="none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16pt" fo:font-style="normal" style:text-underline-style="none" fo:font-weight="normal" officeooo:rsid="0016079f" officeooo:paragraph-rsid="0016079f" fo:background-color="#ffffff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16pt" fo:font-style="normal" style:text-underline-style="none" fo:font-weight="normal" officeooo:rsid="004db445" officeooo:paragraph-rsid="004db445" fo:background-color="#ffffff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20pt" fo:font-style="italic" fo:font-weight="bold" officeooo:rsid="0009986e" officeooo:paragraph-rsid="0009986e" fo:background-color="#ffff99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fo:font-style="normal" style:text-underline-style="none" fo:font-weight="bold" officeooo:rsid="0031fbcf" officeooo:paragraph-rsid="0031fbcf" fo:background-color="#ffffff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35236" officeooo:paragraph-rsid="00535236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d149b" officeooo:paragraph-rsid="006d149b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638742" officeooo:paragraph-rsid="00638742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6b2e84" officeooo:paragraph-rsid="0067bb19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6d149b" officeooo:paragraph-rsid="006604ac" fo:background-color="#ffffff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3pt" fo:font-style="normal" style:text-underline-style="none" fo:font-weight="bold" officeooo:rsid="0080fee7" officeooo:paragraph-rsid="0080fee7" fo:background-color="#ffffff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80fee7" officeooo:paragraph-rsid="0080fee7" fo:background-color="#ffffff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638742" officeooo:paragraph-rsid="00638742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638742" officeooo:paragraph-rsid="007c513d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3pt" fo:font-style="italic" style:text-underline-style="none" fo:font-weight="bold" officeooo:rsid="007c513d" officeooo:paragraph-rsid="007c513d" fo:background-color="#ffffff" style:font-size-asian="11.3500003814697pt" style:font-style-asian="italic" style:font-weight-asian="bold" style:font-size-complex="13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3921c0" officeooo:paragraph-rsid="003921c0" fo:background-color="#ffffff" style:font-size-asian="18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officeooo:rsid="00826c55" officeooo:paragraph-rsid="00826c55" fo:background-color="#ffffff" style:font-size-asian="18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officeooo:rsid="00829d97" officeooo:paragraph-rsid="00829d97" fo:background-color="#ffffff" style:font-size-asian="18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43359e" fo:background-color="#ffffff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5f4eb4" fo:background-color="#ffffff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80fee7" fo:background-color="#ffffff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7aebb5" officeooo:paragraph-rsid="007aebb5" fo:background-color="#ffffff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41b47e" officeooo:paragraph-rsid="006f09b3" fo:background-color="#ffffff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80fee7" officeooo:paragraph-rsid="0080fee7" fo:background-color="#ffffff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5de8cc" officeooo:paragraph-rsid="005acdf2" fo:background-color="#ffffff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ff3333" fo:font-size="10pt" fo:font-style="italic" style:text-underline-style="none" fo:font-weight="bold" officeooo:rsid="007c513d" officeooo:paragraph-rsid="007c513d" fo:background-color="#ffffff" style:font-size-asian="8.75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3b7a30"/>
    </style:style>
    <style:style style:name="T2" style:family="text">
      <style:text-properties officeooo:rsid="0052378d"/>
    </style:style>
    <style:style style:name="T3" style:family="text">
      <style:text-properties officeooo:rsid="00535236"/>
    </style:style>
    <style:style style:name="T4" style:family="text">
      <style:text-properties officeooo:rsid="005acdf2"/>
    </style:style>
    <style:style style:name="T5" style:family="text">
      <style:text-properties officeooo:rsid="005c18b8"/>
    </style:style>
    <style:style style:name="T6" style:family="text">
      <style:text-properties officeooo:rsid="005f4eb4"/>
    </style:style>
    <style:style style:name="T7" style:family="text">
      <style:text-properties officeooo:rsid="0074034e"/>
    </style:style>
    <style:style style:name="T8" style:family="text">
      <style:text-properties officeooo:rsid="00746ca5"/>
    </style:style>
    <style:style style:name="T9" style:family="text">
      <style:text-properties officeooo:rsid="0075a992"/>
    </style:style>
    <style:style style:name="T10" style:family="text">
      <style:text-properties officeooo:rsid="0076a4ef"/>
    </style:style>
    <style:style style:name="T11" style:family="text">
      <style:text-properties officeooo:rsid="00791386"/>
    </style:style>
    <style:style style:name="T12" style:family="text">
      <style:text-properties officeooo:rsid="007aebb5"/>
    </style:style>
    <style:style style:name="T13" style:family="text">
      <style:text-properties fo:color="#ff3333"/>
    </style:style>
    <style:style style:name="T14" style:family="text">
      <style:text-properties officeooo:rsid="007e8877"/>
    </style:style>
    <style:style style:name="T15" style:family="text">
      <style:text-properties officeooo:rsid="007f8194"/>
    </style:style>
    <style:style style:name="T16" style:family="text">
      <style:text-properties officeooo:rsid="0080fee7"/>
    </style:style>
    <style:style style:name="T17" style:family="text">
      <style:text-properties officeooo:rsid="00829d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Wyniki <text:span text:style-name="T7">6</text:span> – <text:span text:style-name="T7">09</text:span>.<text:span text:style-name="T7">01</text:span>.1<text:span text:style-name="T7">7</text:span>r</text:p>
      <text:p text:style-name="P1"/>
      <text:p text:style-name="P15">Podproblem:</text:p>
      <text:p text:style-name="P15"/>
      <text:p text:style-name="P16">Rozwiązywanie zagadnienia <text:span text:style-name="T7">kojarzenia i odtwarzania wzorów liter przy pomocy sieci rekurencyjnych( Hopfielda )</text:span></text:p>
      <text:p text:style-name="P10"/>
      <text:p text:style-name="P13">Problem ten polega na tym, że <text:span text:style-name="T8">tworzymy jakieś wzory liter na macierzy 4x4 np. literę A,C itd. która składa się albo z 1 gdy coś jest w tym polu macierzy lub -1 gdy nic nie ma. Graficznie jest to przedstawione w ten sposób, że jeżeli znajduje się 1 to rysujemy O a gdy -1 to X</text:span>. <text:span text:style-name="T8">W ten sposób jesteśmy w stanie stworzyć, zobaczyć taką imitację litery.</text:span> Następnie <text:span text:style-name="T8">uczymy sieć wysyłając do niej wzory poszczególnych liter</text:span>. <text:span text:style-name="T8">Dzięki czemu sieć nauczy się ich. Teraz wystarczy tylko wysłać do gotowej sieci jakiś niepełny wzór litery a sieć będzie próbowała go "skojarzyć" z którymś z zapamiętanych wzorów i go zrekonstruować.</text:span></text:p>
      <text:p text:style-name="P12"/>
      <text:p text:style-name="P11"/>
      <text:p text:style-name="P11"/>
      <text:p text:style-name="P8">Zestawienie wyników – szczegółowe wyniki znajdują się w folderze wyniki_<text:span text:style-name="T9">6</text:span></text:p>
      <text:p text:style-name="P8"/>
      <text:p text:style-name="P8"/>
      <text:p text:style-name="P8"/>
      <text:p text:style-name="P8"/>
      <text:p text:style-name="P7">Do nauki wykorzystałem:</text:p>
      <text:p text:style-name="P7"/>
      <text:p text:style-name="P7"><text:span text:style-name="T10">4 wzory liter: A, R, T, C – zapisane w odpowiedni sposób w macierzy jako ciąg -1, 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"><text:span text:style-name="T1">1</text:span>. <text:span text:style-name="T2">Czas uczenia</text:span></text:p>
      <text:p text:style-name="P2"/>
      <text:p text:style-name="P2"/>
      <text:p text:style-name="P17"><text:span text:style-name="T11">8</text:span> ms</text:p>
      <text:p text:style-name="P2"/>
      <text:p text:style-name="P2"/>
      <text:p text:style-name="P2"/>
      <text:p text:style-name="P3"><text:span text:style-name="T3">2</text:span>. <text:span text:style-name="T3">Obserwacje co do czasu uczenia</text:span></text:p>
      <text:p text:style-name="P3"/>
      <text:p text:style-name="P3"/>
      <text:p text:style-name="P17">Zauważyłem, że im większa liczba <text:span text:style-name="T11">wzorów do zapamiętania to tym bardziej czas uczenia się wydłuża co wydaje się oczywiste.</text:span></text:p>
      <text:p text:style-name="P17"/>
      <text:p text:style-name="P17"/>
      <text:p text:style-name="P17"/>
      <text:p text:style-name="P17"/>
      <text:p text:style-name="P4"><text:span text:style-name="T4">3</text:span>. <text:span text:style-name="T5">Dane trenujące ( wzory liter do zapamiętania )</text:span></text:p>
      <text:p text:style-name="P37"/>
      <text:p text:style-name="P2"/>
      <text:p text:style-name="P34">{-1,1,1,-1,1,-1,-1,1,1,1,1,1,1,-1,-1,1} -&gt; <text:span text:style-name="T13">LITERA A</text:span></text:p>
      <text:p text:style-name="P34">{1,1,-1,-1,1,-1,1,-1,1,1,-1,-1,1,-1,1,-1} -&gt; <text:span text:style-name="T13">LITERA R</text:span></text:p>
      <text:p text:style-name="P34">{-1,1,1,1,-1,-1,1,-1,-1,-1,1,-1,-1,-1,1,-1} -&gt; <text:span text:style-name="T13">LITERA T</text:span></text:p>
      <text:p text:style-name="P34">{-1,1,1,1,1,-1,-1,-1,1,-1,-1,-1,-1,1,1,1} -&gt; <text:span text:style-name="T13">LITERA C</text:span></text:p>
      <text:p text:style-name="P33"/>
      <text:p text:style-name="P30"/>
      <text:p text:style-name="P5"/>
      <text:p text:style-name="P5"/>
      <text:p text:style-name="P5"><text:span text:style-name="T12">4</text:span>. <text:span text:style-name="T6">Wizualizacja wzorów liter</text:span></text:p>
      <text:p text:style-name="P19"/>
      <text:p text:style-name="P19"/>
      <text:p text:style-name="P26">X O O X</text:p>
      <text:p text:style-name="P26">O X X O</text:p>
      <text:p text:style-name="P26">O O O O</text:p>
      <text:p text:style-name="P26">O X X O</text:p>
      <text:p text:style-name="P38">litera A</text:p>
      <text:p text:style-name="P38"/>
      <text:p text:style-name="P38"/>
      <text:p text:style-name="P38"/>
      <text:p text:style-name="P38"/>
      <text:p text:style-name="P20"/>
      <text:p text:style-name="P26"><text:soft-page-break/>O O X X</text:p>
      <text:p text:style-name="P26">O X O X</text:p>
      <text:p text:style-name="P26">O O X X</text:p>
      <text:p text:style-name="P26">O X O X</text:p>
      <text:p text:style-name="P38">litera R</text:p>
      <text:p text:style-name="P20"/>
      <text:p text:style-name="P19"/>
      <text:p text:style-name="P26">X O O O</text:p>
      <text:p text:style-name="P26">X X O X</text:p>
      <text:p text:style-name="P26">X X O X</text:p>
      <text:p text:style-name="P26">X X O X</text:p>
      <text:p text:style-name="P38">litera T</text:p>
      <text:p text:style-name="P38"/>
      <text:p text:style-name="P25"/>
      <text:p text:style-name="P26">X O O O</text:p>
      <text:p text:style-name="P26">O X X X</text:p>
      <text:p text:style-name="P26">O X X X</text:p>
      <text:p text:style-name="P26">X O O O</text:p>
      <text:p text:style-name="P38">litera C</text:p>
      <text:p text:style-name="P19"/>
      <text:p text:style-name="P21"/>
      <text:p text:style-name="P18"/>
      <text:p text:style-name="P6"><text:span text:style-name="T14">5</text:span>. <text:span text:style-name="T17">Wejście sieci - wzór zadany do odtworzenia przez sieć</text:span></text:p>
      <text:p text:style-name="P6"/>
      <text:p text:style-name="P35"/>
      <text:p text:style-name="P36">{-1,1,-1,-1,-1,-1,-1,-1,-1,-1,1,-1,-1,-1,1,-1}</text:p>
      <text:p text:style-name="P36"/>
      <text:p text:style-name="P36">Oraz w formie graficznej:</text:p>
      <text:p text:style-name="P35"/>
      <text:p text:style-name="P23">X O X X</text:p>
      <text:p text:style-name="P23">X X X X</text:p>
      <text:p text:style-name="P23">X X O X</text:p>
      <text:p text:style-name="P23">X X O X</text:p>
      <text:p text:style-name="P23"/>
      <text:p text:style-name="P23"/>
      <text:p text:style-name="P32"><text:span text:style-name="T16">6</text:span>. <text:span text:style-name="T16">Wyjście sieci – próba rekonstrukcji wzorca</text:span></text:p>
      <text:p text:style-name="P23"/>
      <text:p text:style-name="P23"/>
      <text:p text:style-name="P23">X O O O</text:p>
      <text:p text:style-name="P23">X X O X</text:p>
      <text:p text:style-name="P23">X X O X</text:p>
      <text:p text:style-name="P23">X X O X</text:p>
      <text:p text:style-name="P22"/>
      <text:p text:style-name="P22"/>
      <text:p text:style-name="P22"/>
      <text:p text:style-name="P22"/>
      <text:p text:style-name="P32"><text:soft-page-break/><text:span text:style-name="T16">7</text:span>. <text:span text:style-name="T16">Wnioski i spostrzeżenia</text:span></text:p>
      <text:p text:style-name="P32"/>
      <text:list xml:id="list1188694281364549712" text:style-name="L2">
        <text:list-item>
          <text:p text:style-name="P28">widać, że sieć prawidłowo skojarzyła niepełny wzór zadany i zrekonstruowała go jako literę T</text:p>
        </text:list-item>
        <text:list-item>
          <text:p text:style-name="P28">ciekawe jest to w jaki sposób zmieniają się skojarzenia i rekonstrukcje sieci w zależności od niepełnego wzorca jaki zadamy</text:p>
        </text:list-item>
        <text:list-item>
          <text:p text:style-name="P28">zauważyłem, że jeżeli wzorce nie różnią się od siebie za bardzo wówczas proces skojarzenia i rekonstrukcji nie przynosi zadowalających efektów. Sieć nie będzie w stanie rozróżnić do którego wzorca to dopasować i będą wychodziły mylne wyniki</text:p>
        </text:list-item>
        <text:list-item>
          <text:p text:style-name="P28">to samo tyczy się niepełnego wzorca, który zadamy. Jeżeli jest on nie wystarczająco "unikatowy" tzn. mam tutaj na myśli to aby sieć mogła w jednoznaczny sposób skojarzyć go z danym wzorcem i go srekonstruować w sposób poprawny</text:p>
        </text:list-item>
        <text:list-item>
          <text:p text:style-name="P29">czyli im dokładniejszy jest zadany przez nas niepełny wzorzec to tym lepiej sieć jest go w stanie skojarzyć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2M1S</meta:editing-duration>
    <meta:editing-cycles>107</meta:editing-cycles>
    <meta:generator>LibreOffice/5.1.3.2$Windows_X86_64 LibreOffice_project/644e4637d1d8544fd9f56425bd6cec110e49301b</meta:generator>
    <dc:date>2017-01-08T16:15:50.478000000</dc:date>
    <meta:document-statistic meta:table-count="0" meta:image-count="0" meta:object-count="0" meta:page-count="4" meta:paragraph-count="55" meta:word-count="470" meta:character-count="2588" meta:non-whitespace-character-count="2174"/>
    <meta:user-defined meta:name="Info 1"/>
    <meta:user-defined meta:name="Info 2"/>
    <meta:user-defined meta:name="Info 3"/>
    <meta:user-defined meta:name="Info 4"/>
  </office:meta>
</office:document-meta>
</file>